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" manifest:full-path="Pictures/TablePreview1.svm"/>
  <manifest:file-entry manifest:media-type="" manifest:full-path="Pictures/TablePreview5.svm"/>
  <manifest:file-entry manifest:media-type="" manifest:full-path="Pictures/TablePreview2.svm"/>
  <manifest:file-entry manifest:media-type="" manifest:full-path="Pictures/TablePreview3.svm"/>
  <manifest:file-entry manifest:media-type="" manifest:full-path="Pictures/TablePreview4.svm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co1" style:family="table-column">
      <style:table-column-properties style:column-width="3.763cm" style:use-optimal-column-width="false"/>
    </style:style>
    <style:style style:name="ro1" style:family="table-row">
      <style:table-row-properties style:row-height="0.574cm"/>
    </style:style>
    <style:style style:name="ce1" style:family="table-cell">
      <style:graphic-properties draw:fill="none" style:repeat="repeat"/>
      <style:paragraph-properties fo:text-align="center" fo:border="0.03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>
      <style:graphic-properties draw:fill="none" style:repeat="repeat"/>
      <style:paragraph-properties fo:margin-left="0cm" fo:margin-right="0cm" fo:margin-top="0.1cm" fo:margin-bottom="0.1cm" fo:line-height="100%" fo:text-indent="0cm" fo:border-left="0.03pt solid #000000" fo:border-right="0.03pt solid #000000" fo:border-top="none" fo:border-bottom="none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ce3" style:family="table-cell">
      <style:graphic-properties draw:fill="none" style:repeat="repeat"/>
      <style:paragraph-properties fo:border="0.03pt solid #000000"/>
      <style:text-properties fo:font-size="12pt" style:font-size-asian="12pt" style:font-size-complex="12pt"/>
    </style:style>
    <style:style style:name="ce4" style:family="table-cell">
      <style:graphic-properties draw:fill="none" style:repeat="repeat"/>
      <style:paragraph-properties fo:margin-left="0cm" fo:margin-right="0cm" fo:margin-top="0.1cm" fo:margin-bottom="0.1cm" fo:line-height="100%" fo:text-indent="0cm" fo:border="0.03pt solid #000000"/>
      <style:text-properties style:use-window-font-color="true" fo:font-family="Arial" style:font-family-generic="roman" style:font-pitch="variable" fo:font-size="12pt" style:letter-kerning="true" style:font-family-asian="'Arial Unicode MS'" style:font-family-generic-asian="system" style:font-pitch-asian="variable" style:font-size-asian="12pt" style:font-family-complex="'Arial Unicode MS'" style:font-family-generic-complex="system" style:font-pitch-complex="variable" style:font-size-complex="12pt"/>
    </style:style>
    <style:style style:name="P1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text-underline-style="solid" style:text-underline-width="auto" style:text-underline-color="font-color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P3" style:family="paragraph">
      <style:paragraph-properties fo:margin-left="0cm" fo:margin-right="0cm" fo:margin-top="0.1cm" fo:margin-bottom="0.1cm" fo:line-height="100%" fo:text-indent="0cm"/>
      <style:text-properties style:use-window-font-color="true" fo:font-family="Arial" style:font-family-generic="roman" style:font-pitch="variable" fo:font-size="8pt" style:letter-kerning="true" style:font-family-asian="'Arial Unicode MS'" style:font-family-generic-asian="system" style:font-pitch-asian="variable" style:font-size-asian="8pt" style:font-family-complex="'Arial Unicode MS'" style:font-family-generic-complex="system" style:font-pitch-complex="variable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standard" draw:layer="layout" svg:width="3.762cm" svg:height="4.199cm" svg:x="9.827cm" svg:y="1.87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ACHE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SEASON_WIN</text:span></text:p>
                <text:p text:style-name="P2"><text:span text:style-name="T3">SEASON_LOSS</text:span></text:p>
                <text:p text:style-name="P2"><text:span text:style-name="T3">PLAYOFF_WIN</text:span></text:p>
                <text:p text:style-name="P2"><text:span text:style-name="T3">PLAYOFF_LOSS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762cm" svg:height="3.373cm" svg:x="15.321cm" svg:y="1.8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EOPLE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ILKID</text:span></text:p>
                <text:p text:style-name="P2"><text:span text:style-name="T3">FIRSTNAME</text:span></text:p>
                <text:p text:style-name="P2"><text:span text:style-name="T3">LASTNAM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id': ILK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762cm" svg:height="4.612cm" svg:x="9.842cm" svg:y="6.80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PLAYER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ERSON_ID</text:span></text:p>
                <text:p text:style-name="P2"><text:span text:style-name="T3">POSITION</text:span></text:p>
                <text:p text:style-name="P2"><text:span text:style-name="T3">HEIGHT_FEET</text:span></text:p>
                <text:p text:style-name="P2"><text:span text:style-name="T3">HEIGHT_INCHES</text:span></text:p>
                <text:p text:style-name="P2"><text:span text:style-name="T3">WEIGHT</text:span></text:p>
                <text:p text:style-name="P2"><text:span text:style-name="T3">BIRTHDATE</text:span></text:p>
              </table:table-cell>
            </table:table-row>
            <table:table-row table:style-name="ro1">
              <table:table-cell table:style-name="ce3">
                <text:p text:style-name="P3">id: ID</text:p>
                <text:p text:style-name="P3">ref: PERSON_ID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762cm" svg:height="7.916cm" svg:x="15.314cm" svg:y="5.80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STAT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PTS</text:span></text:p>
                <text:p text:style-name="P2"><text:span text:style-name="T3">OREB</text:span></text:p>
                <text:p text:style-name="P2"><text:span text:style-name="T3">DREB</text:span></text:p>
                <text:p text:style-name="P2"><text:span text:style-name="T3">REB</text:span></text:p>
                <text:p text:style-name="P2"><text:span text:style-name="T3">ASTS</text:span></text:p>
                <text:p text:style-name="P2"><text:span text:style-name="T3">STEALS</text:span></text:p>
                <text:p text:style-name="P2"><text:span text:style-name="T3">BLOCKS</text:span></text:p>
                <text:p text:style-name="P2"><text:span text:style-name="T3">TURNOVERS</text:span></text:p>
                <text:p text:style-name="P2"><text:span text:style-name="T3">TPF</text:span></text:p>
                <text:p text:style-name="P2"><text:span text:style-name="T3">FGA</text:span></text:p>
                <text:p text:style-name="P2"><text:span text:style-name="T3">FGM</text:span></text:p>
                <text:p text:style-name="P2"><text:span text:style-name="T3">FTA</text:span></text:p>
                <text:p text:style-name="P2"><text:span text:style-name="T3">FTM</text:span></text:p>
                <text:p text:style-name="P2"><text:span text:style-name="T3">TPA</text:span></text:p>
                <text:p text:style-name="P2"><text:span text:style-name="T3">TPM</text:span></text:p>
              </table:table-cell>
            </table:table-row>
            <table:table-row table:style-name="ro1">
              <table:table-cell table:style-name="ce4">
                <text:p text:style-name="P3">id: ID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3.762cm" svg:height="4.612cm" svg:x="9.832cm" svg:y="11.96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TEAMS</text:span></text:p>
              </table:table-cell>
            </table:table-row>
            <table:table-row table:style-name="ro1">
              <table:table-cell table:style-name="ce2">
                <text:p text:style-name="P2"><text:span text:style-name="T2">ID</text:span></text:p>
                <text:p text:style-name="P2"><text:span text:style-name="T3">TRIGRAM</text:span></text:p>
                <text:p text:style-name="P2"><text:span text:style-name="T3">NAME</text:span></text:p>
                <text:p text:style-name="P2"><text:span text:style-name="T3">LOCATION</text:span></text:p>
                <text:p text:style-name="P2"><text:span text:style-name="T3">LEAGUE_ID</text:span></text:p>
                <text:p text:style-name="P2"><text:span text:style-name="T3">CONFERENCE_ID</text:span></text:p>
              </table:table-cell>
            </table:table-row>
            <table:table-row table:style-name="ro1">
              <table:table-cell table:style-name="ce4">
                <text:p text:style-name="P3">id: ID</text:p>
                <text:p text:style-name="P3">ref: LEAGUE_ID</text:p>
                <text:p text:style-name="P3">ref: CONFERENCE_ID</text:p>
              </table:table-cell>
            </table:table-row>
          </table:table>
          <draw:image xlink:href="Pictures/TablePreview5.svm" xlink:type="simple" xlink:show="embed" xlink:actuate="onLoad"/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20T16:06:32</meta:creation-date>
    <dc:date>2012-03-20T16:27:14</dc:date>
    <meta:editing-duration>PT20M45S</meta:editing-duration>
    <meta:editing-cycles>6</meta:editing-cycles>
    <meta:generator>LibreOffice/3.4$Unix LibreOffice_project/340m1$Build-302</meta:generator>
    <meta:document-statistic meta:object-count="5"/>
  </office:meta>
</office:document-meta>
</file>